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BETHLEHEM (2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BETHLEHEM (2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vah's Son is born (2:1-7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Jehovah's Son is born (2:1-7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decree by Caesar (2:1-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decree by Caesar (2:1-5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law (2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location (2:4-5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Jehovah's Son is born (2:1-7).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decree by Caesar (2:1-5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delivery by Mary (2:6-7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BETHLEHEM (2:1-2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Jehovah's Son is born (2:1-7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Judah's shepherds are briefed (2:8-21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udah's shepherds are briefed (2:8-21).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y watch (2: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y wonder (2:9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y wonder (2:9-14):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assurance by the angel of the Lord (2:9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velation by the angel of the Lord (2:11-1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revelation by the angel of the Lord (2:11-12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In regard to God's Son (2:11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In regard to God's sign (2: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y wonder (2:9-14):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reassurance by the angel of the Lord (2:9-10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revelation by the angel of the Lord (2:11-1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joicing by the angels of the Lord (2:13-1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Judah's shepherds are briefed (2:8-21).<text:s text:c="1"/></text:span><text:span text:style-name="a570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y watch (2: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y wonder (2:9-14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y worship (2:15-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y witness (2:17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y witness (2:17-21)<text:s text:c="1"/></text:span><text:span text:style-name="a591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nfirming (2:17-18, 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ontemplating (2: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ircumcising (2: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Judah's shepherds are briefed (2:8-21).<text:s text:c="1"/>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y watch (2:8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y wonder (2:9-1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y worship (2:15-1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y witness (2:17-21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BETHLEHEM (2:1-21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Jehovah's Son is born (2:1-7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Judah's shepherds are briefed (2:8-21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LUKE 2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BETHLEHEM (2:1-21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JERUSALEM (2:22-38, 41-50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JERUSALEM (2:22-38, 41-50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Jesus' first recorded Temple visit (2:22-38):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-title-Title-Slide" presentation:presentation-page-layout-name="Master1-PPL1" draw:id="Slide-272">
        <draw:frame draw:id="id115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Jesus' first recorded Temple visit (2:22-38):<text:s text:c="1"/></text:span><text:span text:style-name="a670" text:class-names=""/></text:p>
          </draw:text-box>
          <svg:title/>
          <svg:desc/>
        </draw:frame>
        <draw:frame draw:id="id116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testimony of Simeon (2:25-35)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testimony of Simeon (2:25-35)<text:s text:c="1"/></text:span><text:span text:style-name="a680" text:class-names=""/></text:p>
          </draw:text-box>
          <svg:title/>
          <svg:desc/>
        </draw:frame>
        <draw:frame draw:id="id118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His reassurance (2:25-2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is recognition (2:27-3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9" draw:style-name="a693" draw:master-page-name="Master1-Layout12-tx-Title-and-Text" presentation:presentation-page-layout-name="Master1-PPL12" draw:id="Slide-274">
        <draw:frame draw:id="id119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His recognition (2:27-32):<text:s text:c="1"/></text:span><text:span text:style-name="a695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Concerning the Messiah (2:33-34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Concerning the mother (2:3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testimony of Simeon (2:25-35)<text:s text:c="1"/></text:span><text:span text:style-name="a710" text:class-names=""/></text:p>
          </draw:text-box>
          <svg:title/>
          <svg:desc/>
        </draw:frame>
        <draw:frame draw:id="id122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is reassurance (2:25-2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is recognition (2:27-32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Jesus' first recorded Temple visit (2:22-38):<text:s text:c="1"/></text:span><text:span text:style-name="a725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testimony of Simeon (2:25-3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testimony of Anna (2:36-38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JERUSALEM (2:22-38, 41-50)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Jesus' first recorded Temple visit (2:22-3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Jesus' second recorded Temple visit (2:41-5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-title-Title-Slide" presentation:presentation-page-layout-name="Master1-PPL1" draw:id="Slide-278">
        <draw:frame draw:id="id127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<text:s text:c="1"/>Jesus' second recorded Temple visit (2:41-50)<text:s text:c="1"/></text:span><text:span text:style-name="a755" text:class-names=""/></text:p>
          </draw:text-box>
          <svg:title/>
          <svg:desc/>
        </draw:frame>
        <draw:frame draw:id="id128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The missing son (2:41-47)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24" draw:style-name="a763" draw:master-page-name="Master1-Layout12-tx-Title-and-Text" presentation:presentation-page-layout-name="Master1-PPL12" draw:id="Slide-279">
        <draw:frame draw:id="id129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<text:s text:c="1"/>The missing son (2:41-47)<text:s text:c="1"/></text:span><text:span text:style-name="a765" text:class-names=""/></text:p>
          </draw:text-box>
          <svg:title/>
          <svg:desc/>
        </draw:frame>
        <draw:frame draw:id="id130" presentation:style-name="a780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occasion (2:41-42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oversight (2:43-45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outcome (2:46-47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5" draw:style-name="a781" draw:master-page-name="Master1-Layout12-tx-Title-and-Text" presentation:presentation-page-layout-name="Master1-PPL12" draw:id="Slide-280">
        <draw:frame draw:id="id131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Jesus' second recorded Temple visit (2:41-50)<text:s text:c="1"/></text:span><text:span text:style-name="a783" text:class-names=""/></text:p>
          </draw:text-box>
          <svg:title/>
          <svg:desc/>
        </draw:frame>
        <draw:frame draw:id="id132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The missing son (2:41-47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messianic Son (2:48-49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6" draw:style-name="a796" draw:master-page-name="Master1-Layout12-tx-Title-and-Text" presentation:presentation-page-layout-name="Master1-PPL12" draw:id="Slide-281">
        <draw:frame draw:id="id133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<text:s text:c="1"/>The messianic Son (2:48-49)<text:s text:c="1"/></text:span><text:span text:style-name="a798" text:class-names=""/></text:p>
          </draw:text-box>
          <svg:title/>
          <svg:desc/>
        </draw:frame>
        <draw:frame draw:id="id134" presentation:style-name="a810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<text:s text:c="1"/>Mary's rebuke (2:48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Jesus' reminder (2:49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27" draw:style-name="a811" draw:master-page-name="Master1-Layout12-tx-Title-and-Text" presentation:presentation-page-layout-name="Master1-PPL12" draw:id="Slide-282">
        <draw:frame draw:id="id135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2" text:class-names=""><text:s text:c="1"/>Jesus' second recorded Temple visit (2:41-50)<text:s text:c="1"/></text:span><text:span text:style-name="a813" text:class-names=""/></text:p>
          </draw:text-box>
          <svg:title/>
          <svg:desc/>
        </draw:frame>
        <draw:frame draw:id="id136" presentation:style-name="a828" draw:name="Tex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<text:s text:c="1"/>The missing son (2:41-47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messianic Son (2:48-49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misunderstood Son (2:50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8" draw:style-name="a829" draw:master-page-name="Master1-Layout12-tx-Title-and-Text" presentation:presentation-page-layout-name="Master1-PPL12" draw:id="Slide-283">
        <draw:frame draw:id="id137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JERUSALEM (2:22-38, 41-50)<text:s text:c="1"/></text:span><text:span text:style-name="a831" text:class-names=""/></text:p>
          </draw:text-box>
          <svg:title/>
          <svg:desc/>
        </draw:frame>
        <draw:frame draw:id="id138" presentation:style-name="a843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Jesus' first recorded Temple visit (2:22-38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Jesus' second recorded Temple visit (2:41-5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9" draw:style-name="a844" draw:master-page-name="Master1-Layout12-tx-Title-and-Text" presentation:presentation-page-layout-name="Master1-PPL12" draw:id="Slide-284">
        <draw:frame draw:id="id13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LUKE 2</text:span><text:span text:style-name="a846" text:class-names=""/></text:p>
          </draw:text-box>
          <svg:title/>
          <svg:desc/>
        </draw:frame>
        <draw:frame draw:id="id140" presentation:style-name="a861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BETHLEHEM (2:1-21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JERUSALEM (2:22-38, 41-50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NAZARETH (2:39-40, 51-52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0" draw:style-name="a862" draw:master-page-name="Master1-Layout12-tx-Title-and-Text" presentation:presentation-page-layout-name="Master1-PPL12" draw:id="Slide-285">
        <draw:frame draw:id="id141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NAZARETH (2:39-40, 51-52):<text:s text:c="1"/></text:span><text:span text:style-name="a864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In height (physical maturity) (2:39-40a, 52a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In wisdom (mental maturity) (2:40b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In favor with God (spiritual maturity) (2:52b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In favor with man (social maturity) (2:52c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LUKE 2</text:span><text:span text:style-name="a885" text:class-names=""/></text:p>
          </draw:text-box>
          <svg:title/>
          <svg:desc/>
        </draw:frame>
        <draw:frame draw:id="id144" presentation:style-name="a900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BETHLEHEM (2:1-21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JERUSALEM (2:22-38, 41-50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NAZARETH (2:39-40, 51-52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</dc:title>
    <meta:initial-creator>David STRICKLAND</meta:initial-creator>
    <dc:creator>David STRICKLAND</dc:creator>
    <meta:creation-date>2020-02-23T23:15:13Z</meta:creation-date>
    <dc:date>2020-02-23T23:15:14Z</dc:date>
    <meta:template xlink:href="BibleStudy" xlink:type="simple"/>
    <meta:editing-cycles>1</meta:editing-cycles>
    <meta:editing-duration>PT0S</meta:editing-duration>
    <meta:document-statistic meta:paragraph-count="99" meta:word-count="719"/>
  </office:meta>
</office:document-meta>
</file>